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cabaa"/>
    </style:style>
    <style:style style:name="P2" style:family="paragraph" style:parent-style-name="List_20_Paragraph">
      <style:text-properties officeooo:rsid="0020606d" officeooo:paragraph-rsid="0020606d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178ef3"/>
    </style:style>
    <style:style style:name="P5" style:family="paragraph" style:parent-style-name="List_20_Paragraph" style:list-style-name="WWNum1">
      <style:text-properties officeooo:rsid="00181276" officeooo:paragraph-rsid="00181276"/>
    </style:style>
    <style:style style:name="P6" style:family="paragraph" style:parent-style-name="List_20_Paragraph" style:list-style-name="WWNum1">
      <style:text-properties officeooo:rsid="0018ebd5" officeooo:paragraph-rsid="0018ebd5"/>
    </style:style>
    <style:style style:name="P7" style:family="paragraph" style:parent-style-name="List_20_Paragraph" style:list-style-name="WWNum1">
      <style:text-properties officeooo:rsid="001a9639" officeooo:paragraph-rsid="001a9639"/>
    </style:style>
    <style:style style:name="P8" style:family="paragraph" style:parent-style-name="List_20_Paragraph" style:list-style-name="WWNum1">
      <style:text-properties officeooo:rsid="001bf193" officeooo:paragraph-rsid="001bf193"/>
    </style:style>
    <style:style style:name="P9" style:family="paragraph" style:parent-style-name="List_20_Paragraph">
      <style:text-properties officeooo:rsid="002338b1" officeooo:paragraph-rsid="002338b1"/>
    </style:style>
    <style:style style:name="P10" style:family="paragraph" style:parent-style-name="List_20_Paragraph" style:list-style-name="WWNum1">
      <style:text-properties officeooo:rsid="002338b1" officeooo:paragraph-rsid="002338b1"/>
    </style:style>
    <style:style style:name="P11" style:family="paragraph" style:parent-style-name="List_20_Paragraph">
      <style:text-properties officeooo:rsid="00241914" officeooo:paragraph-rsid="00241914"/>
    </style:style>
    <style:style style:name="P12" style:family="paragraph" style:parent-style-name="List_20_Paragraph" style:list-style-name="WWNum1">
      <style:text-properties officeooo:rsid="00241914" officeooo:paragraph-rsid="00241914"/>
    </style:style>
    <style:style style:name="T1" style:family="text">
      <style:text-properties officeooo:rsid="0018ebd5"/>
    </style:style>
    <style:style style:name="T2" style:family="text">
      <style:text-properties officeooo:rsid="001a9639"/>
    </style:style>
    <style:style style:name="T3" style:family="text">
      <style:text-properties officeooo:rsid="001cabaa"/>
    </style:style>
    <style:style style:name="T4" style:family="text">
      <style:text-properties officeooo:rsid="0020606d"/>
    </style:style>
    <style:style style:name="T5" style:family="text">
      <style:text-properties officeooo:rsid="00238f11"/>
    </style:style>
    <style:style style:name="T6" style:family="text">
      <style:text-properties officeooo:rsid="0024c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3">Co to jest load balancing?</text:p>
          <text:p text:style-name="P5">To metoda „rozprowadzania” ruchu do usługi, strony za pomocą load balancera pomiędzy klientem a serwerami.</text:p>
          <text:p text:style-name="P5">Load balancer dobiera <text:span text:style-name="T1">najbardziej optymalny serwer do klienta, np. jeżeli ktoś wchodzi na sklep internetowy to load balancer połączy go z najbliższym, najmniej obciążonym serwerem w celu zwiększenia prędkości wczytania usług po stronie klienta.</text:span></text:p>
          <text:p text:style-name="P5"/>
        </text:list-item>
        <text:list-item>
          <text:p text:style-name="P3">W jakich zastosowaniach najczęściej jest wykorzystywany load balancing?</text:p>
          <text:p text:style-name="P6">- w sklepach internetowych</text:p>
          <text:p text:style-name="P6">- na serwisach które są często odwiedzane</text:p>
          <text:p text:style-name="P6">- gdy serwery są daleko od siebie</text:p>
          <text:p text:style-name="P6">- <text:span text:style-name="T2">w miejscach gdzie ciągle są dodawane serwery</text:span></text:p>
          <text:p text:style-name="P3"/>
        </text:list-item>
        <text:list-item>
          <text:p text:style-name="P3">Jakie niesie ze sobą korzyści i ryzyka?</text:p>
          <text:p text:style-name="P7">Stabilność, zmniejszenie problemów po stronie klienta, mniejsze zużycie zasobów pojedynczych serwerów, usprawniony przepływ informacji.</text:p>
          <text:p text:style-name="P8">Problemem może stać się sam load balancer jeżeli się zepsuje, ponieważ wtedy wszystkie serwery do niego podłączone nie mają już dostępu do klienta. A więc wymaga stałego monitorowania aby zapobiec problemom. </text:p>
          <text:p text:style-name="P3"/>
        </text:list-item>
        <text:list-item>
          <text:p text:style-name="P4">Co to jest failover?</text:p>
        </text:list-item>
      </text:list>
      <text:p text:style-name="P1"><text:span text:style-name="T3">To operacja która </text:span><text:span text:style-name="T4">aktywuje się w przypadku awarii. Np. przekierowywuje żądania do innego serwera gdy pierwszy nie jest dostępny, albo przełącza się na serwer zapasowy </text:span></text:p>
      <text:p text:style-name="P2">gdy główny się zepsuje.</text:p>
      <text:p text:style-name="P2"/>
      <text:list text:continue-numbering="true" text:style-name="WWNum1">
        <text:list-item>
          <text:p text:style-name="P3">W jakich zastosowaniach najczęściej jest stosowany failover?</text:p>
        </text:list-item>
      </text:list>
      <text:p text:style-name="P9">Gdy połączenie jest zawodne i często się urywa.</text:p>
      <text:p text:style-name="P9">Jeśli serwery są podatne na awarie.</text:p>
      <text:p text:style-name="P9">W przypadku gdy niezbędna jest ciągła dostępność do usług.</text:p>
      <text:p text:style-name="P9"/>
      <text:list text:continue-numbering="true" text:style-name="WWNum1">
        <text:list-item>
          <text:p text:style-name="P3">Co to jest redundancja?</text:p>
          <text:p text:style-name="P10">To nadmiar elementów w systemie informatycznym, które posiadają te same funkcje, np. 2 takie same serwery z ciągłą synchronizacją między sobą, aby w przypadku awarii jednego można dalej korzystać z drugiego bez większych problemów.</text:p>
          <text:p text:style-name="P10">Redundancja dotyczy hardware(serwer, switch itp..) i software(np. bazy danych)</text:p>
          <text:p text:style-name="P10"/>
        </text:list-item>
        <text:list-item>
          <text:p text:style-name="P3">W jakich zastosowaniach najczęściej jest stosowana redundancja?</text:p>
        </text:list-item>
      </text:list>
      <text:p text:style-name="P9">Zapewnienie zawsze aktywnej kopii danych, <text:span text:style-name="T5">zabezpieczenie danych przed utratą, zmniejszenie efektów awarii.</text:span></text:p>
      <text:p text:style-name="List_20_Paragraph"/>
      <text:list text:continue-numbering="true" text:style-name="WWNum1">
        <text:list-item>
          <text:p text:style-name="P3">Różnica pomiędzy redundancją a failover?</text:p>
        </text:list-item>
      </text:list>
      <text:p text:style-name="P11">Redundancja – kopie aktywnie cały czas „istnieją” wraz z innymi komponentami, natomiast w przypadku failover zapasowe elementy infrastruktury informatycznej zostają uaktywnione w razie awarii.</text:p>
      <text:p text:style-name="List_20_Paragraph"/>
      <text:list text:continue-numbering="true" text:style-name="WWNum1">
        <text:list-item>
          <text:p text:style-name="P3">Które z tych technologii najlepiej stosować razem w przypadku rozwiązań korporacyjnych?</text:p>
          <text:p text:style-name="P12">Load balancing i redundancję, ponieważ <text:span text:style-name="T6">zapewnia to stały dostęp do usług, bardzo małą szansę na utratę danych i możliwość dodawania/odejmowania komponentów bez konieczności zatrzymywania całej infrastruktury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>
      <style:text-properties fo:font-size="24pt" style:font-size-asian="24pt" style:font-size-complex="24pt"/>
    </style:style>
    <style:style style:name="Podtytuł_20_Znak" style:display-name="Podtytuł Znak" style:family="text">
      <style:text-properties fo:font-size="12pt" style:font-size-asian="12pt" style:font-size-complex="12pt"/>
    </style:style>
    <style:style style:name="Cytat_20_Znak" style:display-name="Cytat Znak" style:family="text">
      <style:text-properties fo:font-style="italic" style:font-style-asian="italic"/>
    </style:style>
    <style:style style:name="Cytat_20_intensywny_20_Znak" style:display-name="Cytat intensywny Znak" style:family="text">
      <style:text-properties fo:font-style="italic" style:font-style-asian="italic"/>
    </style:style>
    <style:style style:name="Nagłówek_20_Znak" style:display-name="Nagłówek Znak" style:family="text"/>
    <style:style style:name="Footer_20_Char" style:display-name="Footer Char" style:family="text"/>
    <style:style style:name="Stopka_20_Znak" style:display-name="Stopka Znak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</meta:editing-cycles>
    <meta:creation-date>2022-03-17T07:23:00</meta:creation-date>
    <dc:date>2025-05-21T14:53:51.289452656</dc:date>
    <meta:generator>LibreOffice/24.2.7.2$Linux_X86_64 LibreOffice_project/420$Build-2</meta:generator>
    <meta:editing-duration>PT1H55M20S</meta:editing-duration>
    <meta:document-statistic meta:table-count="0" meta:image-count="0" meta:object-count="0" meta:page-count="1" meta:paragraph-count="27" meta:word-count="343" meta:character-count="2431" meta:non-whitespace-character-count="2121"/>
    <meta:template xlink:type="simple" xlink:actuate="onRequest" xlink:title="Normal" xlink:href=""/>
  </office:meta>
</office:document-meta>
</file>